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1pt" fo:font-weight="bold" officeooo:rsid="0005ad8e" officeooo:paragraph-rsid="0005ad8e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1pt" fo:font-weight="bold" officeooo:rsid="0005ad8e" officeooo:paragraph-rsid="0005ad8e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11pt" fo:font-weight="bold" officeooo:rsid="0006256e" officeooo:paragraph-rsid="0006256e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ize="11pt" style:text-underline-style="solid" style:text-underline-width="auto" style:text-underline-color="font-color" fo:font-weight="bold" officeooo:rsid="0006256e" officeooo:paragraph-rsid="0006256e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1pt" fo:font-weight="normal" officeooo:rsid="0005ad8e" officeooo:paragraph-rsid="0005ad8e" style:font-size-asian="11pt" style:font-weight-asian="normal" style:font-size-complex="11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Calibri" fo:font-size="11pt" fo:font-weight="normal" officeooo:rsid="0005ad8e" officeooo:paragraph-rsid="0005ad8e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1pt" fo:font-weight="normal" officeooo:rsid="0005ad8e" officeooo:paragraph-rsid="0005ad8e" style:font-size-asian="11pt" style:font-weight-asian="normal" style:font-size-complex="11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Calibri" fo:font-size="11pt" fo:font-weight="normal" officeooo:rsid="0006256e" officeooo:paragraph-rsid="0006256e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" fo:font-size="11pt" fo:font-weight="normal" officeooo:rsid="0006256e" officeooo:paragraph-rsid="0006256e" style:font-size-asian="11pt" style:font-weight-asian="normal" style:font-size-complex="11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style:font-name="Calibri" fo:font-size="11pt" fo:font-weight="normal" officeooo:rsid="0006256e" officeooo:paragraph-rsid="0006256e" style:font-size-asian="11pt" style:font-weight-asian="normal" style:font-size-complex="11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Calibri" fo:font-size="11pt" fo:font-weight="bold" officeooo:rsid="0006256e" officeooo:paragraph-rsid="0006256e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1pt" fo:font-weight="bold" officeooo:rsid="0006256e" officeooo:paragraph-rsid="0006256e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1pt" style:text-underline-style="solid" style:text-underline-width="auto" style:text-underline-color="font-color" fo:font-weight="bold" officeooo:rsid="00069622" officeooo:paragraph-rsid="00069622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6256e"/>
    </style:style>
    <style:style style:name="T3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ell meeting</text:p>
      <text:p text:style-name="P5"/>
      <text:p text:style-name="P2">General questions</text:p>
      <text:list xml:id="list8691337339218185238" text:style-name="L1">
        <text:list-item>
          <text:p text:style-name="P6">urban analytics: what data?</text:p>
        </text:list-item>
        <text:list-item>
          <text:p text:style-name="P6">Techniques vary a lot given different applications? Are there generic techniques?</text:p>
          <text:list>
            <text:list-item>
              <text:p text:style-name="P6">CrimeScan?</text:p>
            </text:list-item>
            <text:list-item>
              <text:p text:style-name="P6">CityScan?</text:p>
            </text:list-item>
          </text:list>
        </text:list-item>
      </text:list>
      <text:p text:style-name="P7"/>
      <text:p text:style-name="P4">Categories <text:a xlink:type="simple" xlink:href="http://www.cs.cmu.edu/~./neill/" text:style-name="Internet_20_link" text:visited-style-name="Visited_20_Internet_20_Link">http://www.cs.cmu.edu/~./neill/</text:a> → RESUME HERE</text:p>
      <text:p text:style-name="P7"/>
      <text:p text:style-name="P2"><text:span text:style-name="T2">1. </text:span>Subset scan <text:span text:style-name="T2">statistics</text:span></text:p>
      <text:list xml:id="list8299247843075103253" text:style-name="L2">
        <text:list-item>
          <text:p text:style-name="P8">Penalized FSS, 2016</text:p>
        </text:list-item>
        <text:list-item>
          <text:p text:style-name="P8">FSS with connectivity constraints</text:p>
        </text:list-item>
        <text:list-item>
          <text:p text:style-name="P8">FGSS: out </text:p>
        </text:list-item>
        <text:list-item>
          <text:p text:style-name="P8">FSS classic 2012 (parametric)</text:p>
        </text:list-item>
      </text:list>
      <text:p text:style-name="P9"/>
      <text:p text:style-name="P3">2. Bayesian scan statistics</text:p>
      <text:list xml:id="list6527093290958410623" text:style-name="L3">
        <text:list-item>
          <text:p text:style-name="P11"/>
        </text:list-item>
      </text:list>
      <text:p text:style-name="P3"/>
      <text:p text:style-name="P3">3. Spatial scan statistics</text:p>
      <text:list xml:id="list7740356164226652719" text:style-name="L4">
        <text:list-item>
          <text:p text:style-name="P10">2009: survey comparison spatial scan statistics for outbreak detection</text:p>
        </text:list-item>
        <text:list-item>
          <text:p text:style-name="P10">2009: EBP for spatial time series data</text:p>
        </text:list-item>
      </text:list>
      <text:p text:style-name="P9"/>
      <text:p text:style-name="P3">4. Baysian nonparametrics &amp; Gaussian processes → Out?</text:p>
      <text:p text:style-name="P3"/>
      <text:p text:style-name="P13">Techniques to be implemented</text:p>
      <text:p text:style-name="P13"><text:span text:style-name="T3">→ See powerpoi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7:42:20.455730045</meta:creation-date>
    <dc:date>2016-06-15T10:42:03.663694331</dc:date>
    <meta:editing-duration>PT31M25S</meta:editing-duration>
    <meta:editing-cycles>3</meta:editing-cycles>
    <meta:generator>LibreOffice/5.1.3.2$Linux_X86_64 LibreOffice_project/10m0$Build-2</meta:generator>
    <meta:document-statistic meta:table-count="0" meta:image-count="0" meta:object-count="0" meta:page-count="1" meta:paragraph-count="20" meta:word-count="93" meta:character-count="598" meta:non-whitespace-character-count="534"/>
  </office:meta>
</office:document-meta>
</file>